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5pt"/>
    </style:style>
    <style:style style:name="co2" style:family="table-column">
      <style:table-column-properties fo:break-before="auto" style:column-width="32.2pt"/>
    </style:style>
    <style:style style:name="co3" style:family="table-column">
      <style:table-column-properties fo:break-before="auto" style:column-width="26.6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152.59pt"/>
    </style:style>
    <style:style style:name="co6" style:family="table-column">
      <style:table-column-properties fo:break-before="auto" style:column-width="103.15pt"/>
    </style:style>
    <style:style style:name="co7" style:family="table-column">
      <style:table-column-properties fo:break-before="auto" style:column-width="43.94pt"/>
    </style:style>
    <style:style style:name="co8" style:family="table-column">
      <style:table-column-properties fo:break-before="auto" style:column-width="27.2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0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example.l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ce1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item</text:p>
          </table:table-cell>
          <table:table-cell office:value-type="string" calcext:value-type="string">
            <text:p>dstpn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series-1x1_16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" table:formula="of:=SUM([.J2];(N([.I2])*[.C2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20series-1x1_500mm.fcst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20-2020-2440m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 office:value-type="currency" office:currency="USD" office:value="17.32" calcext:value-type="currency">
            <text:p>$17.32</text:p>
          </table:table-cell>
          <table:table-cell table:style-name="ce1" table:formula="of:=SUM([.J3];(N([.I3])*[.C3]))" office:value-type="currency" office:currency="USD" office:value="17.32" calcext:value-type="currency">
            <text:p>$17.32</text:p>
          </table:table-cell>
          <table:table-cell/>
        </table:table-row>
        <table:table-row table:style-name="ro1">
          <table:table-cell office:value-type="string" calcext:value-type="string">
            <text:p>20series-1x1_545mm.fcst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20-2020-2440m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 office:value-type="currency" office:currency="USD" office:value="17.32" calcext:value-type="currency">
            <text:p>$17.32</text:p>
          </table:table-cell>
          <table:table-cell table:style-name="ce1" table:formula="of:=SUM([.J4];(N([.I4])*[.C4]))" office:value-type="currency" office:currency="USD" office:value="17.32" calcext:value-type="currency">
            <text:p>$17.32</text:p>
          </table:table-cell>
          <table:table-cell/>
        </table:table-row>
        <table:table-row table:style-name="ro1">
          <table:table-cell office:value-type="string" calcext:value-type="string">
            <text:p>20series-1x1-6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" table:formula="of:=SUM([.J5];(N([.I5])*[.C5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20series-1x1-crossbar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" table:formula="of:=SUM([.J6];(N([.I6])*[.C6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20series-1x1-postX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" table:formula="of:=SUM([.J7];(N([.I7])*[.C7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20series-1x1-postY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20-2020-2440m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 office:value-type="currency" office:currency="USD" office:value="17.32" calcext:value-type="currency">
            <text:p>$17.32</text:p>
          </table:table-cell>
          <table:table-cell table:style-name="ce1" table:formula="of:=SUM([.J8];(N([.I8])*[.C8]))" office:value-type="currency" office:currency="USD" office:value="17.32" calcext:value-type="currency">
            <text:p>$17.32</text:p>
          </table:table-cell>
          <table:table-cell/>
        </table:table-row>
        <table:table-row table:style-name="ro1">
          <table:table-cell office:value-type="string" calcext:value-type="string">
            <text:p>8mm Acme Nut Plate.ste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/>
          <table:table-cell table:style-name="ce1" table:formula="of:=SUM([.J9];(N([.I9])*[.C9]))" office:value-type="currency" office:currency="USD" office:value="27.96" calcext:value-type="currency">
            <text:p>$27.96</text:p>
          </table:table-cell>
          <table:table-cell/>
        </table:table-row>
        <table:table-row table:style-name="ro1">
          <table:table-cell office:value-type="string" calcext:value-type="string">
            <text:p>Aluminum Spacer 1.5in.ste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4"/>
          <table:table-cell table:style-name="ce1" office:value-type="currency" office:currency="USD" office:value="6.49" calcext:value-type="currency">
            <text:p>$6.49</text:p>
          </table:table-cell>
          <table:table-cell table:style-name="ce1" table:formula="of:=SUM([.J10];(N([.I10])*[.C10]))" office:value-type="currency" office:currency="USD" office:value="6.49" calcext:value-type="currency">
            <text:p>$6.49</text:p>
          </table:table-cell>
          <table:table-cell/>
        </table:table-row>
        <table:table-row table:style-name="ro1">
          <table:table-cell office:value-type="string" calcext:value-type="string">
            <text:p>Ball Bearing 5 x 16 x 5.step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/>
          <table:table-cell table:style-name="ce1" table:formula="of:=SUM([.J11];(N([.I11])*[.C11]))" office:value-type="currency" office:currency="USD" office:value="0" calcext:value-type="currency">
            <text:p>$0.00</text:p>
          </table:table-cell>
          <table:table-cell office:value-type="string" calcext:value-type="string">
            <text:p>24 used by wheels, 4 used by belt idlers</text:p>
          </table:table-cell>
        </table:table-row>
        <table:table-row table:style-name="ro1">
          <table:table-cell office:value-type="string" calcext:value-type="string">
            <text:p>Ball Bearing 8 x 16 x 5.ste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0.99" calcext:value-type="currency">
            <text:p>$0.99</text:p>
          </table:table-cell>
          <table:table-cell/>
          <table:table-cell table:style-name="ce1" table:formula="of:=SUM([.J12];(N([.I12])*[.C12]))" office:value-type="currency" office:currency="USD" office:value="3.96" calcext:value-type="currency">
            <text:p>$3.96</text:p>
          </table:table-cell>
          <table:table-cell/>
        </table:table-row>
        <table:table-row table:style-name="ro1">
          <table:table-cell office:value-type="string" calcext:value-type="string">
            <text:p>Black Angle Corner Connector.ste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2.99" calcext:value-type="currency">
            <text:p>$2.99</text:p>
          </table:table-cell>
          <table:table-cell/>
          <table:table-cell table:style-name="ce1" table:formula="of:=SUM([.J13];(N([.I13])*[.C13]))" office:value-type="currency" office:currency="USD" office:value="62.79" calcext:value-type="currency">
            <text:p>$62.79</text:p>
          </table:table-cell>
          <table:table-cell/>
        </table:table-row>
        <table:table-row table:style-name="ro1">
          <table:table-cell office:value-type="string" calcext:value-type="string">
            <text:p>Cast Corner Bracket.ste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1.49" calcext:value-type="currency">
            <text:p>$1.49</text:p>
          </table:table-cell>
          <table:table-cell/>
          <table:table-cell table:style-name="ce1" table:formula="of:=SUM([.J14];(N([.I14])*[.C14]))" office:value-type="currency" office:currency="USD" office:value="10.43" calcext:value-type="currency">
            <text:p>$10.43</text:p>
          </table:table-cell>
          <table:table-cell/>
        </table:table-row>
        <table:table-row table:style-name="ro1">
          <table:table-cell office:value-type="string" calcext:value-type="string">
            <text:p>Cube Corner Connector.ste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3.49" calcext:value-type="currency">
            <text:p>$3.49</text:p>
          </table:table-cell>
          <table:table-cell/>
          <table:table-cell table:style-name="ce1" table:formula="of:=SUM([.J15];(N([.I15])*[.C15]))" office:value-type="currency" office:currency="USD" office:value="20.94" calcext:value-type="currency">
            <text:p>$20.94</text:p>
          </table:table-cell>
          <table:table-cell/>
        </table:table-row>
        <table:table-row table:style-name="ro1">
          <table:table-cell office:value-type="string" calcext:value-type="string">
            <text:p>Eccentric Spacer 6mm.ste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1.99" calcext:value-type="currency">
            <text:p>$1.99</text:p>
          </table:table-cell>
          <table:table-cell/>
          <table:table-cell table:style-name="ce1" table:formula="of:=SUM([.J16];(N([.I16])*[.C16]))" office:value-type="currency" office:currency="USD" office:value="23.88" calcext:value-type="currency">
            <text:p>$23.88</text:p>
          </table:table-cell>
          <table:table-cell/>
        </table:table-row>
        <table:table-row table:style-name="ro1">
          <table:table-cell office:value-type="string" calcext:value-type="string">
            <text:p>Flexible Coupling 5mm x 8mm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/>
          <table:table-cell table:style-name="ce1" table:formula="of:=SUM([.J17];(N([.I17])*[.C17]))" office:value-type="currency" office:currency="USD" office:value="13.98" calcext:value-type="currency">
            <text:p>$13.98</text:p>
          </table:table-cell>
          <table:table-cell/>
        </table:table-row>
        <table:table-row table:style-name="ro1">
          <table:table-cell office:value-type="string" calcext:value-type="string">
            <text:p>gantryPlate.fcst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achineShop</text:p>
          </table:table-cell>
          <table:table-cell table:number-columns-repeated="3"/>
          <table:table-cell office:value-type="currency" office:currency="USD" office:value="31" calcext:value-type="currency">
            <text:p>$31.00</text:p>
          </table:table-cell>
          <table:table-cell/>
          <table:table-cell table:style-name="ce1" table:formula="of:=SUM([.J18];(N([.I18])*[.C18]))" office:value-type="currency" office:currency="USD" office:value="155" calcext:value-type="currency">
            <text:p>$155.00</text:p>
          </table:table-cell>
          <table:table-cell/>
        </table:table-row>
        <table:table-row table:style-name="ro1">
          <table:table-cell office:value-type="string" calcext:value-type="string">
            <text:p>Grease Nipple M6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office:value-type="currency" office:currency="USD" office:value="0.5" calcext:value-type="currency">
            <text:p>$0.50</text:p>
          </table:table-cell>
          <table:table-cell/>
          <table:table-cell table:style-name="ce1" table:formula="of:=SUM([.J19];(N([.I19])*[.C19]))" office:value-type="currency" office:currency="USD" office:value="1" calcext:value-type="currency">
            <text:p>$1.00</text:p>
          </table:table-cell>
          <table:table-cell/>
        </table:table-row>
        <table:table-row table:style-name="ro1">
          <table:table-cell office:value-type="string" calcext:value-type="string">
            <text:p>GT2 Timing Pulley 14 Tooth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5.29" calcext:value-type="currency">
            <text:p>$5.29</text:p>
          </table:table-cell>
          <table:table-cell/>
          <table:table-cell table:style-name="ce1" table:formula="of:=SUM([.J20];(N([.I20])*[.C20]))" office:value-type="currency" office:currency="USD" office:value="10.58" calcext:value-type="currency">
            <text:p>$10.58</text:p>
          </table:table-cell>
          <table:table-cell/>
        </table:table-row>
        <table:table-row table:style-name="ro1">
          <table:table-cell office:value-type="string" calcext:value-type="string">
            <text:p>Idler Pulley Plate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/>
          <table:table-cell table:style-name="ce1" table:formula="of:=SUM([.J21];(N([.I21])*[.C21]))" office:value-type="currency" office:currency="USD" office:value="13.98" calcext:value-type="currency">
            <text:p>$13.98</text:p>
          </table:table-cell>
          <table:table-cell/>
        </table:table-row>
        <table:table-row table:style-name="ro1">
          <table:table-cell office:value-type="string" calcext:value-type="string">
            <text:p>Joining Plate 90 Degree.step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4.99" calcext:value-type="currency">
            <text:p>$4.99</text:p>
          </table:table-cell>
          <table:table-cell/>
          <table:table-cell table:style-name="ce1" table:formula="of:=SUM([.J22];(N([.I22])*[.C22]))" office:value-type="currency" office:currency="USD" office:value="69.86" calcext:value-type="currency">
            <text:p>$69.86</text:p>
          </table:table-cell>
          <table:table-cell/>
        </table:table-row>
        <table:table-row table:style-name="ro1">
          <table:table-cell office:value-type="string" calcext:value-type="string">
            <text:p>Joining Plate T.ste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3.99" calcext:value-type="currency">
            <text:p>$3.99</text:p>
          </table:table-cell>
          <table:table-cell/>
          <table:table-cell table:style-name="ce1" table:formula="of:=SUM([.J23];(N([.I23])*[.C23]))" office:value-type="currency" office:currency="USD" office:value="27.93" calcext:value-type="currency">
            <text:p>$27.93</text:p>
          </table:table-cell>
          <table:table-cell/>
        </table:table-row>
        <table:table-row table:style-name="ro1">
          <table:table-cell office:value-type="string" calcext:value-type="string">
            <text:p>L Bracket Triple.ste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1.99" calcext:value-type="currency">
            <text:p>$1.99</text:p>
          </table:table-cell>
          <table:table-cell/>
          <table:table-cell table:style-name="ce1" table:formula="of:=SUM([.J24];(N([.I24])*[.C24]))" office:value-type="currency" office:currency="USD" office:value="5.97" calcext:value-type="currency">
            <text:p>$5.97</text:p>
          </table:table-cell>
          <table:table-cell/>
        </table:table-row>
        <table:table-row table:style-name="ro1">
          <table:table-cell office:value-type="string" calcext:value-type="string">
            <text:p>LeadScrew_8mm-52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21.99" calcext:value-type="currency">
            <text:p>$21.99</text:p>
          </table:table-cell>
          <table:table-cell/>
          <table:table-cell table:style-name="ce1" table:formula="of:=SUM([.J25];(N([.I25])*[.C25]))" office:value-type="currency" office:currency="USD" office:value="43.98" calcext:value-type="currency">
            <text:p>$43.98</text:p>
          </table:table-cell>
          <table:table-cell/>
        </table:table-row>
        <table:table-row table:style-name="ro1">
          <table:table-cell office:value-type="string" calcext:value-type="string">
            <text:p>Lock Collar 8mm.ste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0.99" calcext:value-type="currency">
            <text:p>$0.99</text:p>
          </table:table-cell>
          <table:table-cell/>
          <table:table-cell table:style-name="ce1" table:formula="of:=SUM([.J26];(N([.I26])*[.C26]))" office:value-type="currency" office:currency="USD" office:value="3.96" calcext:value-type="currency">
            <text:p>$3.96</text:p>
          </table:table-cell>
          <table:table-cell/>
        </table:table-row>
        <table:table-row table:style-name="ro1">
          <table:table-cell office:value-type="string" calcext:value-type="string">
            <text:p>LulzBotExtruder_Carriage_Block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table:formula="of:=SUM([.J27];(N([.I27])*[.C27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LulzBot_Extruder-LulzBot_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USD" office:value="200" calcext:value-type="currency">
            <text:p>$200.00</text:p>
          </table:table-cell>
          <table:table-cell/>
          <table:table-cell table:style-name="ce1" table:formula="of:=SUM([.J28];(N([.I28])*[.C28]))" office:value-type="currency" office:currency="USD" office:value="200" calcext:value-type="currency">
            <text:p>$200.00</text:p>
          </table:table-cell>
          <table:table-cell/>
        </table:table-row>
        <table:table-row table:style-name="ro1">
          <table:table-cell office:value-type="string" calcext:value-type="string">
            <text:p>Micro Limit Switch Plate.ste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7" calcext:value-type="currency">
            <text:p>$7.00</text:p>
          </table:table-cell>
          <table:table-cell/>
          <table:table-cell table:style-name="ce1" table:formula="of:=SUM([.J29];(N([.I29])*[.C29]))" office:value-type="currency" office:currency="USD" office:value="21" calcext:value-type="currency">
            <text:p>$21.00</text:p>
          </table:table-cell>
          <table:table-cell/>
        </table:table-row>
        <table:table-row table:style-name="ro1">
          <table:table-cell office:value-type="string" calcext:value-type="string">
            <text:p>Motor Mount Plate Nema 17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/>
          <table:table-cell table:style-name="ce1" table:formula="of:=SUM([.J30];(N([.I30])*[.C30]))" office:value-type="currency" office:currency="USD" office:value="13.98" calcext:value-type="currency">
            <text:p>$13.98</text:p>
          </table:table-cell>
          <table:table-cell/>
        </table:table-row>
        <table:table-row table:style-name="ro1">
          <table:table-cell office:value-type="string" calcext:value-type="string">
            <text:p>Nema 17 Stepper Motor.ste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17.99" calcext:value-type="currency">
            <text:p>$17.99</text:p>
          </table:table-cell>
          <table:table-cell/>
          <table:table-cell table:style-name="ce1" table:formula="of:=SUM([.J31];(N([.I31])*[.C31]))" office:value-type="currency" office:currency="USD" office:value="71.96" calcext:value-type="currency">
            <text:p>$71.96</text:p>
          </table:table-cell>
          <table:table-cell/>
        </table:table-row>
        <table:table-row table:style-name="ro1">
          <table:table-cell office:value-type="string" calcext:value-type="string">
            <text:p>Nylon Spacer 0.125in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2.09" calcext:value-type="currency">
            <text:p>$2.09</text:p>
          </table:table-cell>
          <table:table-cell/>
          <table:table-cell table:style-name="ce1" table:formula="of:=SUM([.J32];(N([.I32])*[.C32]))" office:value-type="currency" office:currency="USD" office:value="4.18" calcext:value-type="currency">
            <text:p>$4.18</text:p>
          </table:table-cell>
          <table:table-cell/>
        </table:table-row>
        <table:table-row table:style-name="ro1">
          <table:table-cell office:value-type="string" calcext:value-type="string">
            <text:p>paper binder1.fcst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" table:formula="of:=SUM([.J33];(N([.I33])*[.C33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Precision Shim 10 x 5 x 1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USD" office:value="0" calcext:value-type="currency">
            <text:p>$0.00</text:p>
          </table:table-cell>
          <table:table-cell/>
          <table:table-cell table:style-name="ce1" table:formula="of:=SUM([.J34];(N([.I34])*[.C34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Precision Shim 8 x 5 x 1.step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USD" office:value="0" calcext:value-type="currency">
            <text:p>$0.00</text:p>
          </table:table-cell>
          <table:table-cell/>
          <table:table-cell table:style-name="ce1" table:formula="of:=SUM([.J35];(N([.I35])*[.C35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ShimFlexiblePreload-8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table:formula="of:=SUM([.J36];(N([.I36])*[.C36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Shim Washer 8mm.ste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office:value-type="string" calcext:value-type="string">
            <text:p>Shim - 12 x 8 x 1mm</text:p>
          </table:table-cell>
          <table:table-cell table:number-columns-repeated="2"/>
          <table:table-cell office:value-type="currency" office:currency="USD" office:value="0.29" calcext:value-type="currency">
            <text:p>$0.29</text:p>
          </table:table-cell>
          <table:table-cell/>
          <table:table-cell table:style-name="ce1" table:formula="of:=SUM([.J37];(N([.I37])*[.C37]))" office:value-type="currency" office:currency="USD" office:value="1.74" calcext:value-type="currency">
            <text:p>$1.74</text:p>
          </table:table-cell>
          <table:table-cell/>
        </table:table-row>
        <table:table-row table:style-name="ro1">
          <table:table-cell office:value-type="string" calcext:value-type="string">
            <text:p>Smooth Idler Pulley Wheel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5.99" calcext:value-type="currency">
            <text:p>$5.99</text:p>
          </table:table-cell>
          <table:table-cell/>
          <table:table-cell table:style-name="ce1" table:formula="of:=SUM([.J38];(N([.I38])*[.C38]))" office:value-type="currency" office:currency="USD" office:value="11.98" calcext:value-type="currency">
            <text:p>$11.98</text:p>
          </table:table-cell>
          <table:table-cell/>
        </table:table-row>
        <table:table-row table:style-name="ro1">
          <table:table-cell office:value-type="string" calcext:value-type="string">
            <text:p>SS_01GL_E.FCSt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imitSwitch</text:p>
          </table:table-cell>
          <table:table-cell table:number-columns-repeated="4"/>
          <table:table-cell table:style-name="ce1" table:formula="of:=SUM([.J39];(N([.I39])*[.C39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TAZ 5 Y Plate Assembly V0.21-slab_legacy_only.ste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USD" office:value="200" calcext:value-type="currency">
            <text:p>$200.00</text:p>
          </table:table-cell>
          <table:table-cell/>
          <table:table-cell table:style-name="ce1" table:formula="of:=SUM([.J40];(N([.I40])*[.C40]))" office:value-type="currency" office:currency="USD" office:value="200" calcext:value-type="currency">
            <text:p>$200.00</text:p>
          </table:table-cell>
          <table:table-cell/>
        </table:table-row>
        <table:table-row table:style-name="ro1">
          <table:table-cell office:value-type="string" calcext:value-type="string">
            <text:p>ThinHexNut-Modified Nylon Insert Lock Nut M5.ste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0.1" calcext:value-type="currency">
            <text:p>$0.10</text:p>
          </table:table-cell>
          <table:table-cell/>
          <table:table-cell table:style-name="ce1" table:formula="of:=SUM([.J41];(N([.I41])*[.C41]))" office:value-type="currency" office:currency="USD" office:value="1.2" calcext:value-type="currency">
            <text:p>$1.20</text:p>
          </table:table-cell>
          <table:table-cell/>
        </table:table-row>
        <table:table-row table:style-name="ro1">
          <table:table-cell office:value-type="string" calcext:value-type="string">
            <text:p>Threaded Rod Plate Nema 17-Idler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7.99" calcext:value-type="currency">
            <text:p>$7.99</text:p>
          </table:table-cell>
          <table:table-cell/>
          <table:table-cell table:style-name="ce1" table:formula="of:=SUM([.J42];(N([.I42])*[.C42]))" office:value-type="currency" office:currency="USD" office:value="15.98" calcext:value-type="currency">
            <text:p>$15.98</text:p>
          </table:table-cell>
          <table:table-cell office:value-type="string" calcext:value-type="string">
            <text:p>Modified - cut by saw.</text:p>
          </table:table-cell>
        </table:table-row>
        <table:table-row table:style-name="ro1">
          <table:table-cell office:value-type="string" calcext:value-type="string">
            <text:p>Threaded Rod Plate Nema 17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7.99" calcext:value-type="currency">
            <text:p>$7.99</text:p>
          </table:table-cell>
          <table:table-cell/>
          <table:table-cell table:style-name="ce1" table:formula="of:=SUM([.J43];(N([.I43])*[.C43]))" office:value-type="currency" office:currency="USD" office:value="15.98" calcext:value-type="currency">
            <text:p>$15.98</text:p>
          </table:table-cell>
          <table:table-cell/>
        </table:table-row>
        <table:table-row table:style-name="ro1">
          <table:table-cell office:value-type="string" calcext:value-type="string">
            <text:p>V-Slot 20x20x140mm.FCSt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table:style-name="ce1" table:formula="of:=SUM([.J44];(N([.I44])*[.C44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V-Slot 20x20x22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1</text:p>
          </table:table-cell>
          <table:table-cell/>
          <table:table-cell table:style-name="ce1" table:formula="of:=SUM([.J45];(N([.I45])*[.C45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V-Slot 20x20x4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table:style-name="ce1" table:formula="of:=SUM([.J46];(N([.I46])*[.C46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V-Slot 20x20x54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1</text:p>
          </table:table-cell>
          <table:table-cell table:style-name="ce1" office:value-type="currency" office:currency="USD" office:value="15.99" calcext:value-type="currency">
            <text:p>$15.99</text:p>
          </table:table-cell>
          <table:table-cell table:style-name="ce1" table:formula="of:=SUM([.J47];(N([.I47])*[.C47]))" office:value-type="currency" office:currency="USD" office:value="15.99" calcext:value-type="currency">
            <text:p>$15.99</text:p>
          </table:table-cell>
          <table:table-cell/>
        </table:table-row>
        <table:table-row table:style-name="ro1">
          <table:table-cell office:value-type="string" calcext:value-type="string">
            <text:p>V-Slot 20x20x6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table:style-name="ce1" table:formula="of:=SUM([.J48];(N([.I48])*[.C48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V-Slot 20x20x8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2</text:p>
          </table:table-cell>
          <table:table-cell table:style-name="ce1" office:value-type="currency" office:currency="USD" office:value="15.99" calcext:value-type="currency">
            <text:p>$15.99</text:p>
          </table:table-cell>
          <table:table-cell table:style-name="ce1" table:formula="of:=SUM([.J49];(N([.I49])*[.C49]))" office:value-type="currency" office:currency="USD" office:value="15.99" calcext:value-type="currency">
            <text:p>$15.99</text:p>
          </table:table-cell>
          <table:table-cell/>
        </table:table-row>
        <table:table-row table:style-name="ro1">
          <table:table-cell office:value-type="string" calcext:value-type="string">
            <text:p>V-Slot 20x40x12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6.99" calcext:value-type="float">
            <text:p>6.99</text:p>
          </table:table-cell>
          <table:table-cell table:style-name="ce1" table:formula="of:=SUM([.J50];(N([.I50])*[.C50]))" office:value-type="currency" office:currency="USD" office:value="6.99" calcext:value-type="currency">
            <text:p>$6.99</text:p>
          </table:table-cell>
          <table:table-cell/>
        </table:table-row>
        <table:table-row table:style-name="ro1">
          <table:table-cell office:value-type="string" calcext:value-type="string">
            <text:p>V-Slot 20x40x50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/>
          <table:table-cell table:style-name="ce1" table:formula="of:=SUM([.J51];(N([.I51])*[.C51]))" office:value-type="currency" office:currency="USD" office:value="13.98" calcext:value-type="currency">
            <text:p>$13.98</text:p>
          </table:table-cell>
          <table:table-cell/>
        </table:table-row>
        <table:table-row table:style-name="ro1">
          <table:table-cell office:value-type="string" calcext:value-type="string">
            <text:p>V-Slot 20x60x22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5"/>
          <table:table-cell table:style-name="ce1" table:formula="of:=SUM([.J52];(N([.I52])*[.C52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V-Slot 20x60x76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office:value-type="string" calcext:value-type="string">
            <text:p>20x60 x1000m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9.49" calcext:value-type="float">
            <text:p>19.49</text:p>
          </table:table-cell>
          <table:table-cell table:style-name="ce1" table:formula="of:=SUM([.J53];(N([.I53])*[.C53]))" office:value-type="currency" office:currency="USD" office:value="19.49" calcext:value-type="currency">
            <text:p>$19.49</text:p>
          </table:table-cell>
          <table:table-cell/>
        </table:table-row>
        <table:table-row table:style-name="ro1">
          <table:table-cell office:value-type="string" calcext:value-type="string">
            <text:p>Xtreme Solid V Wheel.ste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/>
          <table:table-cell table:style-name="ce1" table:formula="of:=SUM([.J54];(N([.I54])*[.C54]))" office:value-type="currency" office:currency="USD" office:value="83.88" calcext:value-type="currency">
            <text:p>$83.88</text:p>
          </table:table-cell>
          <table:table-cell/>
        </table:table-row>
        <table:table-row table:style-name="ro1">
          <table:table-cell office:value-type="string" calcext:value-type="string">
            <text:p>XYplate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achineShop</text:p>
          </table:table-cell>
          <table:table-cell table:number-columns-repeated="3"/>
          <table:table-cell office:value-type="currency" office:currency="USD" office:value="72" calcext:value-type="currency">
            <text:p>$72.00</text:p>
          </table:table-cell>
          <table:table-cell/>
          <table:table-cell table:style-name="ce1" table:formula="of:=SUM([.J55];(N([.I55])*[.C55]))" office:value-type="currency" office:currency="USD" office:value="72" calcext:value-type="currency">
            <text:p>$72.00</text:p>
          </table:table-cell>
          <table:table-cell/>
        </table:table-row>
        <table:table-row table:style-name="ro1">
          <table:table-cell table:number-columns-repeated="10"/>
          <table:table-cell table:style-name="ce1" table:formula="of:=SUM([.K2:.K55])" office:value-type="currency" office:currency="USD" office:value="1340.97" calcext:value-type="currency">
            <text:p>$1,340.97</text:p>
          </table:table-cell>
          <table:table-cell/>
        </table:table-row>
        <table:table-row table:style-name="ro1" table:number-rows-repeated="104851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2:24:20.415324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3T15:00:53.219400279</dc:date>
    <meta:editing-duration>P1DT51M11S</meta:editing-duration>
    <meta:editing-cycles>36</meta:editing-cycles>
    <meta:generator>LibreOffice/6.1.5.2$Linux_X86_64 LibreOffice_project/10$Build-2</meta:generator>
    <meta:document-statistic meta:table-count="1" meta:cell-count="340" meta:object-count="0"/>
  </office:meta>
</office:document-meta>
</file>